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UnicodeMS" svg:font-family="ArialUnicodeMS"/>
    <style:font-face style:name="Code2000" svg:font-family="Code2000"/>
    <style:font-face style:name="OpenSans" svg:font-family="OpenSans"/>
    <style:font-face style:name="OpenSymbol" svg:font-family="OpenSymbol"/>
    <style:font-face style:name="Lucida Sans1" svg:font-family="'Lucida Sans'" style:font-family-generic="swiss"/>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T1" style:family="text">
      <style:text-properties style:font-name="Times New Roman" fo:font-size="12pt" style:font-size-asian="12pt" style:font-size-complex="12pt"/>
    </style:style>
    <style:style style:name="T2" style:family="text">
      <style:text-properties style:font-name="Times New Roman" fo:font-size="12pt" fo:font-style="italic" style:font-size-asian="12pt" style:font-style-asian="italic" style:font-size-complex="12pt" style:font-style-complex="italic"/>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tyle="italic"/>
    </style:style>
    <style:style style:name="T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Langford</text:p>
      <text:p text:style-name="Standard"/>
      <text:p text:style-name="Standard">HIS 6939</text:p>
      <text:p text:style-name="Standard"/>
      <text:p text:style-name="Standard">03/01/17</text:p>
      <text:p text:style-name="Standard"/>
      <text:p text:style-name="Standard"/>
      <text:p text:style-name="P1">Week 8 Bibliography </text:p>
      <text:p text:style-name="P1">- Oppressed Cults and Religions - </text:p>
      <text:p text:style-name="Standard"/>
      <text:p text:style-name="Standard"/>
      <text:p text:style-name="Standard">Primary Sources</text:p>
      <text:p text:style-name="Standard"/>
      <text:list xml:id="list7488067929635633044" text:style-name="L2">
        <text:list-item>
          <text:p text:style-name="P3">Caesar, Gaius Julius. <text:s/><text:span text:style-name="T7">Gallic War</text:span> 6.13-14</text:p>
        </text:list-item>
        <text:list-item>
          <text:p text:style-name="P3">Tacitus. <text:span text:style-name="T7">Annals</text:span> 14.29-30</text:p>
        </text:list-item>
        <text:list-item>
          <text:p text:style-name="P3">Strabo. <text:span text:style-name="T7">Geogrpahy</text:span> 4.4.4-5</text:p>
        </text:list-item>
        <text:list-item>
          <text:p text:style-name="P3">Suetonius. <text:span text:style-name="T7">Life of Claudius</text:span> 25.5</text:p>
        </text:list-item>
        <text:list-item>
          <text:p text:style-name="P3"><text:span text:style-name="T3">Hippolytus of Rome. </text:span><text:span text:style-name="T4">Refutatio Omnium Haeresium </text:span><text:span text:style-name="T3">1.2</text:span></text:p>
        </text:list-item>
        <text:list-item>
          <text:p text:style-name="P3"><text:span text:style-name="T3">Pliny. </text:span><text:span text:style-name="T5">Natural History</text:span><text:span text:style-name="T3"> 16.</text:span><text:bookmark text:name="Pliny1"/><text:span text:style-name="T3">249-251</text:span></text:p>
        </text:list-item>
        <text:list-item>
          <text:p text:style-name="P3"><text:span text:style-name="T3">Pomponius Mela. </text:span><text:span text:style-name="T4">De Chorographia</text:span><text:span text:style-name="T3"> 3.14-5</text:span></text:p>
        </text:list-item>
        <text:list-item>
          <text:p text:style-name="P3"><text:span text:style-name="T5">The Tripartite Life of St. Patrick</text:span><text:span text:style-name="T3"> – Translated by Whitley Stokes – Section 5 </text:span></text:p>
        </text:list-item>
      </text:list>
      <text:p text:style-name="Standard"><text:span text:style-name="T3"/></text:p>
      <text:p text:style-name="Standard"><text:span text:style-name="T3"/></text:p>
      <text:p text:style-name="Standard"><text:span text:style-name="T3">Secondary Source</text:span></text:p>
      <text:p text:style-name="Standard"><text:span text:style-name="T3"/></text:p>
      <text:p text:style-name="Standard">Aldhouse-Green, Miranda. "Noble Savages and Barbarous Enemies." In <text:span text:style-name="T6">Caesar's Druids: Story of an Ancient Priesthood</text:span>, 29-42. New Haven , CT: Yale Scholarship Online, 2010. </text:p>
      <text:p text:style-name="Standard"/>
      <text:p text:style-name="Standard">This is my secondary source for the week, it takes a closer look at how the Romans view the Druids of Gaul in all the accounts that we have from Julius Caesar. <text:s/>This author looks into how the viewpoint of the romans was formed and how this cult would have been dealt with during this era when they were on the sides of the enemies of Rome. <text:s/>This article can be useful when investigating how the Romans dealt with spiritual cults of different tribes they came across upon the frontiers.</text:p>
      <text:p text:style-name="Standard"><text:span text:style-name="T3"/></text:p>
      <text:p text:style-name="Standard"/>
      <text:p text:style-name="Standard"/>
      <text:p text:style-name="Standard"/>
      <text:p text:style-name="Standard"/>
      <text:list xml:id="list6207148691609752111" text:style-name="L1">
        <text:list-item>
          <text:p text:style-name="P2"><text:span text:style-name="T1">Almond, Philip C. “Druids, Patriarchs, and the Primordial Religion”, J</text:span><text:span text:style-name="T2">ournal of Contemporary Religion</text:span><text:span text:style-name="T1">, 15:3, (2000). 379-394, http://dx.doi.org/10.1080/713676042. DOI:10.1080/713676042</text:span></text:p>
          <text:p text:style-name="P2"><text:span text:style-name="T1"/></text:p>
          <text:p text:style-name="P2"><text:span text:style-name="T1">In this article, the author discusses the rise of Druidism in the west during the Romantic period and how they assisted the formation of self-identity within the British communities. <text:s/>This article <text:s/>can be helpful as it takes a closer look into the path that this cult has taken over the years. </text:span></text:p>
          <text:p text:style-name="P2"><text:span text:style-name="T1"/></text:p>
        </text:list-item>
        <text:list-item>
          <text:p text:style-name="P2"><text:span text:style-name="T1"><text:s/></text:span>Athanassiadi, Polymnia. "Persecution and response in late paganism: the evidence of Damascius." <text:span text:style-name="T6">The Journal of Hellenic Studies</text:span> 113 (1993): 1-29. doi:10.2307/632395.</text:p>
          <text:p text:style-name="P2"><text:soft-page-break/></text:p>
          <text:p text:style-name="P2">The author covers the subject of intolerance towards the pagan communities in the eastern Mediterranean. <text:s/>This article covers the persecution of these pagan cults by the Romans and what the circumstances were like during the years of the late Empire. <text:s/>This article can be useful when looking at how pagan cults lasted into the later years of the Roman Empire. <text:s text:c="2"/></text:p>
          <text:p text:style-name="P2"><text:s/></text:p>
        </text:list-item>
        <text:list-item>
          <text:p text:style-name="P2">Burgess, R.w. "The Date Of The Persecution Of Christians In The Army." <text:span text:style-name="T6">The Journal of Theological Studies</text:span> 47, no. 1 (1996): 157-58. doi:10.1093/jts/47.1.157. </text:p>
          <text:p text:style-name="P2"/>
          <text:p text:style-name="P2">In this article Burgess looks to pin down exact dates and instances of evidence regarding to persecution of Christians in the Roman army. <text:s/>This article may be difficult to use since it seems to be searching for evidence more than pinning down a single instance in time when an event like this happened. <text:s/></text:p>
          <text:p text:style-name="P2"/>
        </text:list-item>
        <text:list-item>
          <text:p text:style-name="P2">Carey, John. "Saint Patrick, the Druids, and the End of the World." <text:span text:style-name="T6">History of Religions</text:span> 36, no. 1 (1996): 42-53. doi:10.1086/463442. </text:p>
          <text:p text:style-name="P2"/>
          <text:p text:style-name="P2">Carey looks into the the stories of St. Patrick and how his story and how Druidism contends with his teachings. <text:s/>This article is interesting however it covers more of an Apocalyptic subject more than the Druids, even though it make mention of them on many occasions. <text:s/></text:p>
          <text:p text:style-name="P2"/>
        </text:list-item>
        <text:list-item>
          <text:p text:style-name="P2">Champion, J.a.i. "John Toland, the druids, and the politics of Celtic scholarship." <text:span text:style-name="T6">Irish Historical Studies</text:span> 32, no. 127 (2001): 321-42. doi:10.1017/s0021121400015042. </text:p>
          <text:p text:style-name="P2"/>
          <text:p text:style-name="P2">This article has Champion looking at the investigations of John Toland, in this article the author looks into the Druids of Gaul. <text:s/>This article discusses more about the Irish and celtic political structures yet it does show the ample room for druids in these societies. <text:s/></text:p>
          <text:p text:style-name="P2"/>
        </text:list-item>
        <text:list-item>
          <text:p text:style-name="P2">Ekeke, Emeka C. "Persecution and Martyrdom of Christians in Roman Empire From AD 52 to 100: A Lesson for the 21st Century Church." <text:span text:style-name="T6">European Scientific Journal </text:span>8, no. 16 (2012): 175-90. </text:p>
          <text:p text:style-name="P2"/>
          <text:p text:style-name="P2">In this article the author looks into the history of christian persecution going from the Emperors Nero down to Domitian. <text:s/>This article does have a church twist at the end and that makes the article a tough one to read. <text:s/>This article however does display a great deal of information regarding the oppression of the Christian religion in the Roman Empire. <text:s/></text:p>
          <text:p text:style-name="P2"/>
        </text:list-item>
        <text:list-item>
          <text:p text:style-name="P2">Rives, J. "Human Sacrifice among Pagans and Christians." <text:span text:style-name="T6">The Journal of Roman Studies</text:span> 85 (1995): 65-85. doi:10.2307/301058. </text:p>
          <text:p text:style-name="P2"/>
          <text:p text:style-name="P2">In this article, Rivers investigates the writings of <text:span text:style-name="T1">Minucius Felix, and their feeling towards Christianity. <text:s/>This article looks to see why the writings of christians characterized them into performing human sacrifices. <text:s/>This article can be useful since I deals with how the romans may have viewed this religion, and in turn how it was oppressed. <text:s/></text:span></text:p>
          <text:p text:style-name="P2"/>
        </text:list-item>
        <text:list-item>
          <text:p text:style-name="P2">Rutledge, Steven H. . "The Roman Destruction of Sacred Sites." <text:span text:style-name="T6">Historia: Zeitschrift für Alte Geschichte,</text:span> 56, no. 2 (2007): 179-95. http://www.jstor.org/stable/25598387. </text:p>
          <text:p text:style-name="P2"/>
          <text:p text:style-name="P2">This article looks into an account of Pliny writing to Trajan regarding the movement of a sacred <text:soft-page-break/>site. <text:s/>This article displays a possible Roman view point of the other cults surrounding the greater Roman religion. <text:s/>This article is useful because the cult in question is that of the Magna Mater, a cult that gained a great deal of popularity among the provinces. <text:s/></text:p>
          <text:p text:style-name="P2"/>
        </text:list-item>
        <text:list-item>
          <text:p text:style-name="P2">Shaw, Brent D. "The Myth of the Neronian Persecution." <text:span text:style-name="T6">Journal of Roman Studies</text:span> 105 (2015): 73-100. doi:10.1017/s0075435815000982. </text:p>
          <text:p text:style-name="P2"/>
          <text:p text:style-name="P2">This article takes an different turn then one would expect, this article has Shaw investigating how Tacitus portrayed the actions of Nero against the Christian populations. <text:s/>Shaw looks at the evidence placing the full blame on Nero and discusses whether or not we can believe Tacitus. <text:s/>This article is useful in some cases, mostly if one wants to look at how oppressed cults are used to in histories. <text:s/></text:p>
          <text:p text:style-name="P2"/>
        </text:list-item>
        <text:list-item>
          <text:p text:style-name="P2">Wypustek, Andrzej. "Magic, Montanism, Perpetua, and the Severan Persecution." <text:span text:style-name="T6">Vigiliae Christianae</text:span> 51, no. 3 (1997): 276. doi:10.2307/1584216. </text:p>
          <text:p text:style-name="P2"/>
          <text:p text:style-name="P2">This article looks into the various sporadic instances of christian persecution, during the reign of the emperor Septimus Severus. <text:s text:c="2"/>This author looks at instances where the Romans persecuted magic cults, and as Wypustek mentions the emperor himself was ruthless to these cults. <text:s/>This article is very useful since it displays Roman action against lesser cults around the Empire. <text:s/></text:p>
          <text:p text:style-name="P2"><text:span text:style-name="T1"/></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UnicodeMS" svg:font-family="ArialUnicodeMS"/>
    <style:font-face style:name="Code2000" svg:font-family="Code2000"/>
    <style:font-face style:name="OpenSans" svg:font-family="OpenSans"/>
    <style:font-face style:name="OpenSymbol" svg:font-family="OpenSymbol"/>
    <style:font-face style:name="Lucida Sans1" svg:font-family="'Lucida Sans'" style:font-family-generic="swiss"/>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list-style-name="" style:class="text">
      <style:paragraph-properties fo:margin="100%" fo:margin-left="0in" fo:margin-right="0in" fo:text-indent="0in" style:auto-text-indent="false"/>
      <style:text-properties style:font-name="Times New Roman" fo:font-size="18pt" fo:font-weight="bold" style:font-name-asian="SimSun1" style:font-size-asian="18pt" style:font-weight-asian="bold" style:font-name-complex="Lucida Sans2"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11:27:57</meta:creation-date>
    <dc:date>2017-02-25T13:15:50</dc:date>
    <meta:editing-duration>PT1H17M1S</meta:editing-duration>
    <meta:editing-cycles>7</meta:editing-cycles>
    <meta:generator>OpenOffice.org/3.4.1$Unix OpenOffice.org_project/341m1$Build-9593</meta:generator>
    <meta:document-statistic meta:table-count="0" meta:image-count="0" meta:object-count="0" meta:page-count="3" meta:paragraph-count="39" meta:word-count="965" meta:character-count="6046"/>
  </office:meta>
</office:document-meta>
</file>